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fo:font-weight="bold" style:font-size-asian="12pt" style:font-weight-asian="bold" style:font-size-complex="12pt" style:font-weight-complex="bold"/>
    </style:style>
    <style:style style:name="P2" style:family="paragraph" style:parent-style-name="Standard">
      <style:text-properties style:font-name="Calibri" fo:font-size="12pt" fo:font-weight="normal" style:font-size-asian="12pt" style:font-weight-asian="normal" style:font-size-complex="12pt" style:font-weight-complex="normal"/>
    </style:style>
    <style:style style:name="fr1" style:family="graphic" style:parent-style-name="Formula">
      <style:graphic-properties style:vertical-pos="middle" style:vertical-rel="text" draw:ole-draw-aspect="1"/>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Andere Lösungsansätz</text:p>
      <text:p text:style-name="P1">5.1 Datenbank als Lösungsansatz</text:p>
      <text:p text:style-name="P2">Durch sehr hoch Rechenleistung ist es möglich das Spiel komlett zu berechnen, also und jede einezelne Spielsituation in eine Datenbank zu speichern. Jede dieser Spielsituationen müsste dann mit den jeweiligen bestmöglichen Zug für die beiden Spieler gespeichert werden.</text:p>
      <text:p text:style-name="P2">Mit einer vollständigen Datenbank würde man also theoretisch ein Spiel ohne Fehler besitzen,welchen nicht verlieren Der [name bitte einsetzen] fand außerdem heraus, dass bei Dame immer ein Unendschieden erziehlt wird, wenn beide Spieler keine Fehler machen.</text:p>
      <text:p text:style-name="P2">Um diesen Datenbankspieler in unser Programm <text:s/>implementieren zu können, bräuchte man zum einen die Datenbank, die man beispielsweise auf einem Server speichern könnte und dazu einen geeigneten Suchalgorithmus. Natürlich sollte dieser einen möglichst geringen Auswand besitzen, da so die Situationen schneller gefunden werden können und somit auch schneller Züge gemacht werden können. Daher sollte man aufgrund der Effizienz möglichst keine lineare Suche verwenden. Die Anzahl der Daten ist nämlich enorm hoch und die Suche würde aufgrund dessen sehr lange dauern.</text:p>
      <text:p text:style-name="P2">Man sollte daher immer eine binäre Suche anstreben. Diese besitzt eine logarithmischen Aufwand und kann somit auch bei sehr großen Datenmengen schnell den gesuchten Datensatz finden. Wie in der folgenden Abbildung zu sehen ist, braucht diese fast immer weniger Aktionen um einen Datensatz zu finden. (Abb. Im Anhang)</text:p>
      <text:p text:style-name="P2">Es wird außerdem deutlich,dass eine geeignete Sortierung nötig ist. Bei dem Dame Beispiel ist es möglich als Primärschlüssel für jeden Datensatz die Zahl zunehmen, die sich aus der Anreihung von 0,1,2,3,4 erbibt,welche für die Besetzung auf einem der jeweiligen nummerierten Feldern stehen. Diese Zahlen wären geeigntet als Primärschlüssel verwendet zu werden, da sie in dem ganzen Datensatz nur ein einziges mal vorkommen. Diese Art der Speicherung wurde auch bei den .pfs Dateinen in unserem Programm Checker Simuation 2.0 verwendet. Man müsste daraufhin diese Primärschlüssel beispielsweise mit dem Quicksort-Algorithmus nach der Größe sortieren. </text:p>
      <text:p text:style-name="P2">Jedoch muss man berücksichtigen, dass das Sortieren auch sehr zeitaufwändig ist und sich nur lohnt,wenn es das Ziel ist, oft und schnell den besten Zug zu finden.</text:p>
      <text:p text:style-name="P2">Insgesamt kann gesagt werden, dass dieser Datenbankansatz mit Abstand das beste Ergebniss liefert, jedoch ist eine extrem hochen Speicher- und Rechenaufwand benötigt, welcher nicht zu realisierbar ist. <text:s/></text:p>
      <text:p text:style-name="P1">5.3 Endspieldatenbank</text:p>
      <text:p text:style-name="P2">Ein weiterer möglicher Ansatz auch nur Situationen im Endspiel zu speichern, da beispielsweise der von uns implementiert Mini-Max Algorithmus durch seine Bewertungsfunktion nicht in der Lage ist <text:s/>den Gegener durch Zugunfähigkeit zur Aufgabe zu zwingen. In diesem Fall wäre diese Endspieldatenbank sinvoll gewesen. </text:p>
      <text:p text:style-name="P2">Um nur eine Datenbank mit Endspielsituationen zu erschaffen, müsste man viel Wissen an Endspielsituationen haben. Dieses müsste man sich <text:s/>aneignen und daraufhin noch abstrahieren und als Algorthmus formulieren. Der Zeitaufwand wäre auch bei dieser Methode sehr hoch.</text:p>
      <text:p text:style-name="P1">5.2 Zufallsbasierter Algortihmus</text:p>
      <text:p text:style-name="P2">Dieser Algorithmus, welchen wir als erstes zu testzwecken implementierten, wählt durchgängig nur zufällige, aber mögliche Züge aus. Die Auswahl an richtigen Zügen erhält dieser Algorithmus aus unserem Programm Checker Simulation 2.0, welches, wie schon bereits erklärt, das Spielfeld nach allen möglichen Zügen durchsucht. Er ist in der Spielstärke oft sehr schwach, kann jedoch als ein Gegenspieler betrachtet werden. Es besteht natürlch auch eine Chance, dass er ein perfektes Spiel spielt. Wenn man davon ausgeht, dass ein Damespiel durchschnittlich 50 Züge besitz und ein Spieler bei jedem Zug durchschnittlich 8 Auswahlmöglichkeiten hat, beträgt die Chance auf ein perfektes Spiel:<draw:frame draw:style-name="fr1" draw:name="Objekt1" text:anchor-type="as-char" svg:width="3.477cm" svg:height="1.058cm" draw:z-index="0"><draw:object xlink:href="./Object 1" xlink:type="simple" xlink:show="embed" xlink:actuate="onLoad"/><draw:image xlink:href="./ObjectReplacements/Object 1" xlink:type="simple" xlink:show="embed" xlink:actuate="onLoad"/></draw:frame></text:p>
      <text:p text:style-name="P2"><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6M3S</meta:editing-duration>
    <meta:editing-cycles>12</meta:editing-cycles>
    <meta:generator>OpenOffice/4.1.4$Win32 OpenOffice.org_project/414m5$Build-9788</meta:generator>
    <dc:date>2018-01-11T00:15:54.54</dc:date>
    <meta:document-statistic meta:table-count="0" meta:image-count="0" meta:object-count="1" meta:page-count="2" meta:paragraph-count="14" meta:word-count="538" meta:character-count="3794"/>
    <meta:user-defined meta:name="Info 1"/>
    <meta:user-defined meta:name="Info 2"/>
    <meta:user-defined meta:name="Info 3"/>
    <meta:user-defined meta:name="Info 4"/>
  </office:meta>
</office:document-meta>
</file>

<file path=Object 1/content.xml><?xml version="1.0" encoding="utf-8"?>
<math xmlns="http://www.w3.org/1998/Math/MathML">
  <semantics>
    <mrow>
      <mrow>
        <msup>
          <mrow>
            <mo stretchy="false">(</mo>
            <mrow>
              <mfrac>
                <mrow>
                  <mn>1</mn>
                </mrow>
                <mrow>
                  <mn>8</mn>
                </mrow>
              </mfrac>
            </mrow>
            <mo stretchy="false">)</mo>
          </mrow>
          <mn>50</mn>
        </msup>
        <mo stretchy="false">≈</mo>
        <mrow>
          <mn>7.006</mn>
          <mo stretchy="false">∗</mo>
          <msup>
            <mn>10</mn>
            <mrow>
              <mo stretchy="false">−</mo>
              <mn>50</mn>
            </mrow>
          </msup>
        </mrow>
      </mrow>
    </mrow>
    <annotation encoding="StarMath 5.0">({1} over {8})^50 approx 7.006 * 10^ -50  
</annotation>
  </semantics>
</math>
</file>